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image" table:style-name="ta1">
        <table:table-column table:style-name="co1" table:number-columns-repeated="96" table:default-cell-style-name="ce1"/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35" calcext:value-type="float">
            <text:p>13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68" calcext:value-type="float">
            <text:p>168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8" calcext:value-type="float">
            <text:p>178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72" calcext:value-type="float">
            <text:p>17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06" calcext:value-type="float">
            <text:p>106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149" calcext:value-type="float">
            <text:p>149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97" calcext:value-type="float">
            <text:p>197</text:p>
          </table:table-cell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float" office:value="208" calcext:value-type="float">
            <text:p>208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204" calcext:value-type="float">
            <text:p>204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office:value-type="float" office:value="152" calcext:value-type="float">
            <text:p>15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02" calcext:value-type="float">
            <text:p>10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161" calcext:value-type="float">
            <text:p>16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4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161" calcext:value-type="float">
            <text:p>161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9" calcext:value-type="float">
            <text:p>189</text:p>
          </table:table-cell>
          <table:table-cell office:value-type="float" office:value="219" calcext:value-type="float">
            <text:p>219</text:p>
          </table:table-cell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71" calcext:value-type="float">
            <text:p>171</text:p>
          </table:table-cell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124" calcext:value-type="float">
            <text:p>124</text:p>
          </table:table-cell>
          <table:table-cell table:number-columns-repeated="3" office:value-type="float" office:value="123" calcext:value-type="float">
            <text:p>123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5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25" calcext:value-type="float">
            <text:p>125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73" calcext:value-type="float">
            <text:p>173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4"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210" calcext:value-type="float">
            <text:p>210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145" calcext:value-type="float">
            <text:p>145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3"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46" calcext:value-type="float">
            <text:p>146</text:p>
          </table:table-cell>
          <table:table-cell office:value-type="float" office:value="194" calcext:value-type="float">
            <text:p>194</text:p>
          </table:table-cell>
          <table:table-cell office:value-type="float" office:value="178" calcext:value-type="float">
            <text:p>178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5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6"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32" calcext:value-type="float">
            <text:p>132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table:number-columns-repeated="4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32" calcext:value-type="float">
            <text:p>132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16" calcext:value-type="float">
            <text:p>116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4"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33" calcext:value-type="float">
            <text:p>133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143" calcext:value-type="float">
            <text:p>143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137" calcext:value-type="float">
            <text:p>137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5" calcext:value-type="float">
            <text:p>135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126" calcext:value-type="float">
            <text:p>126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148" calcext:value-type="float">
            <text:p>148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office:value-type="float" office:value="215" calcext:value-type="float">
            <text:p>215</text:p>
          </table:table-cell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187" calcext:value-type="float">
            <text:p>18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09" calcext:value-type="float">
            <text:p>109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38" calcext:value-type="float">
            <text:p>138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  <table:table-cell office:value-type="float" office:value="172" calcext:value-type="float">
            <text:p>172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203" calcext:value-type="float">
            <text:p>203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49" calcext:value-type="float">
            <text:p>149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1" calcext:value-type="float">
            <text:p>241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205" calcext:value-type="float">
            <text:p>205</text:p>
          </table:table-cell>
          <table:table-cell office:value-type="float" office:value="189" calcext:value-type="float">
            <text:p>189</text:p>
          </table:table-cell>
          <table:table-cell office:value-type="float" office:value="188" calcext:value-type="float">
            <text:p>188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21" calcext:value-type="float">
            <text:p>121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62" calcext:value-type="float">
            <text:p>162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11" calcext:value-type="float">
            <text:p>11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49" calcext:value-type="float">
            <text:p>149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24" calcext:value-type="float">
            <text:p>124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19" calcext:value-type="float">
            <text:p>119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141" calcext:value-type="float">
            <text:p>141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218" calcext:value-type="float">
            <text:p>218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213" calcext:value-type="float">
            <text:p>213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63" calcext:value-type="float">
            <text:p>163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227" calcext:value-type="float">
            <text:p>227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34" calcext:value-type="float">
            <text:p>134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146" calcext:value-type="float">
            <text:p>146</text:p>
          </table:table-cell>
          <table:table-cell office:value-type="float" office:value="195" calcext:value-type="float">
            <text:p>195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196" calcext:value-type="float">
            <text:p>196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02" calcext:value-type="float">
            <text:p>202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77" calcext:value-type="float">
            <text:p>77</text:p>
          </table:table-cell>
          <table:table-cell office:value-type="float" office:value="132" calcext:value-type="float">
            <text:p>132</text:p>
          </table:table-cell>
          <table:table-cell office:value-type="float" office:value="116" calcext:value-type="float">
            <text:p>116</text:p>
          </table:table-cell>
          <table:table-cell office:value-type="float" office:value="83" calcext:value-type="float">
            <text:p>83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  <table:table-cell office:value-type="float" office:value="101" calcext:value-type="float">
            <text:p>101</text:p>
          </table:table-cell>
          <table:table-cell office:value-type="float" office:value="139" calcext:value-type="float">
            <text:p>13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138" calcext:value-type="float">
            <text:p>138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158" calcext:value-type="float">
            <text:p>158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office:value-type="float" office:value="150" calcext:value-type="float">
            <text:p>150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office:value-type="float" office:value="75" calcext:value-type="float">
            <text:p>7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43" calcext:value-type="float">
            <text:p>143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float" office:value="189" calcext:value-type="float">
            <text:p>189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15" calcext:value-type="float">
            <text:p>115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78" calcext:value-type="float">
            <text:p>178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office:value-type="float" office:value="178" calcext:value-type="float">
            <text:p>178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216" calcext:value-type="float">
            <text:p>216</text:p>
          </table:table-cell>
          <table:table-cell office:value-type="float" office:value="162" calcext:value-type="float">
            <text:p>162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177" calcext:value-type="float">
            <text:p>177</text:p>
          </table:table-cell>
          <table:table-cell office:value-type="float" office:value="186" calcext:value-type="float">
            <text:p>186</text:p>
          </table:table-cell>
          <table:table-cell office:value-type="float" office:value="211" calcext:value-type="float">
            <text:p>211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162" calcext:value-type="float">
            <text:p>162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129" calcext:value-type="float">
            <text:p>129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02" calcext:value-type="float">
            <text:p>10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216" calcext:value-type="float">
            <text:p>216</text:p>
          </table:table-cell>
          <table:table-cell office:value-type="float" office:value="164" calcext:value-type="float">
            <text:p>16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46" calcext:value-type="float">
            <text:p>146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69" calcext:value-type="float">
            <text:p>69</text:p>
          </table:table-cell>
        </table:table-row>
        <calcext:conditional-formats>
          <calcext:conditional-format calcext:target-range-address="image.A1:image.CR128">
            <calcext:color-scale>
              <calcext:color-scale-entry calcext:value="0" calcext:type="minimum" calcext:color="#000000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9T14:31:58.497413697</dc:date>
    <meta:editing-duration>PT1M19S</meta:editing-duration>
    <meta:editing-cycles>1</meta:editing-cycles>
    <meta:document-statistic meta:table-count="1" meta:cell-count="12288" meta:object-count="0"/>
    <meta:generator>LibreOffice/24.2.2.2$Linux_X86_64 LibreOffice_project/420$Build-2</meta:generator>
  </office:meta>
</office:document-meta>
</file>